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14pt"/>
    </style:style>
    <style:style style:name="co3" style:family="table-column">
      <style:table-column-properties fo:break-before="auto" style:column-width="8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3"/>
          <table:table-cell office:value-type="float" office:value="1000000" calcext:value-type="float">
            <text:p>1000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00000 disjoi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 Thread</text:p>
          </table:table-cell>
          <table:table-cell office:value-type="float" office:value="10163764487" calcext:value-type="float">
            <text:p>10163764487</text:p>
          </table:table-cell>
          <table:table-cell office:value-type="float" office:value="18986260832" calcext:value-type="float">
            <text:p>18986260832</text:p>
          </table:table-cell>
          <table:table-cell office:value-type="float" office:value="9657113612" calcext:value-type="float">
            <text:p>96571136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 Thread</text:p>
          </table:table-cell>
          <table:table-cell office:value-type="float" office:value="5150047091" calcext:value-type="float">
            <text:p>5150047091</text:p>
          </table:table-cell>
          <table:table-cell office:value-type="float" office:value="11970552227" calcext:value-type="float">
            <text:p>11970552227</text:p>
          </table:table-cell>
          <table:table-cell office:value-type="float" office:value="5027802844" calcext:value-type="float">
            <text:p>50278028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4 Thread</text:p>
          </table:table-cell>
          <table:table-cell office:value-type="float" office:value="2646235622" calcext:value-type="float">
            <text:p>2646235622</text:p>
          </table:table-cell>
          <table:table-cell office:value-type="float" office:value="10656977694" calcext:value-type="float">
            <text:p>10656977694</text:p>
          </table:table-cell>
          <table:table-cell office:value-type="float" office:value="2554466505" calcext:value-type="float">
            <text:p>25544665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23:08:55.728443088</meta:creation-date>
    <dc:date>2018-02-19T11:18:07.327154269</dc:date>
    <meta:editing-duration>PT11H59M1S</meta:editing-duration>
    <meta:editing-cycles>3</meta:editing-cycles>
    <meta:generator>LibreOffice/5.4.2.2$Linux_X86_64 LibreOffice_project/40m0$Build-2</meta:generator>
    <meta:document-statistic meta:table-count="1" meta:cell-count="15" meta:object-count="0"/>
  </office:meta>
</office:document-meta>
</file>